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fenced open="(" close=")">
              <mrow>
                <msub>
                  <mi>a</mi>
                  <mo stretchy="false">γ</mo>
                </msub>
                <mi/>
                <msubsup>
                  <mi>a</mi>
                  <mo stretchy="false">β</mo>
                  <mo stretchy="false">†</mo>
                </msubsup>
                <mrow>
                  <mi/>
                  <mo stretchy="false">∓</mo>
                  <mi/>
                </mrow>
                <msubsup>
                  <mi>a</mi>
                  <mo stretchy="false">β</mo>
                  <mo stretchy="false">†</mo>
                </msubsup>
                <mi/>
                <msub>
                  <mi>a</mi>
                  <mo stretchy="false">γ</mo>
                </msub>
              </mrow>
            </mfenced>
            <mi/>
            <msup>
              <mfenced open="∣" close="〉">
                <mrow>
                  <msub>
                    <mo stretchy="false">ϕ</mo>
                    <mrow>
                      <msub>
                        <mo stretchy="false">α</mo>
                        <mn>1</mn>
                      </msub>
                    </mrow>
                  </msub>
                  <mi/>
                  <mo stretchy="false">…</mo>
                  <mi/>
                  <msub>
                    <mo stretchy="false">ϕ</mo>
                    <mrow>
                      <msub>
                        <mo stretchy="false">α</mo>
                        <mi>N</mi>
                      </msub>
                    </mrow>
                  </msub>
                </mrow>
              </mfenced>
              <mrow>
                <mrow>
                  <mo stretchy="false">(</mo>
                  <mrow>
                    <mrow>
                      <mi/>
                      <mo stretchy="false">±</mo>
                      <mi/>
                    </mrow>
                  </mrow>
                  <mo stretchy="false">)</mo>
                </mrow>
              </mrow>
            </msup>
            <mrow>
              <mi/>
              <mo stretchy="false">=</mo>
              <mi/>
            </mrow>
            <mo stretchy="false">δ</mo>
            <mrow>
              <mo stretchy="false">(</mo>
              <mrow>
                <mo stretchy="false">γ</mo>
                <mi>,</mi>
                <mo stretchy="false">β</mo>
              </mrow>
              <mo stretchy="false">)</mo>
            </mrow>
            <mi/>
            <msup>
              <mfenced open="∣" close="〉">
                <mrow>
                  <msub>
                    <mo stretchy="false">ϕ</mo>
                    <mrow>
                      <msub>
                        <mo stretchy="false">α</mo>
                        <mn>1</mn>
                      </msub>
                    </mrow>
                  </msub>
                  <mi/>
                  <mo stretchy="false">…</mo>
                  <mi/>
                  <msub>
                    <mo stretchy="false">ϕ</mo>
                    <mrow>
                      <msub>
                        <mo stretchy="false">α</mo>
                        <mi>N</mi>
                      </msub>
                    </mrow>
                  </msub>
                </mrow>
              </mfenced>
              <mrow>
                <mrow>
                  <mo stretchy="false">(</mo>
                  <mrow>
                    <mrow>
                      <mi/>
                      <mo stretchy="false">±</mo>
                      <mi/>
                    </mrow>
                  </mrow>
                  <mo stretchy="false">)</mo>
                </mrow>
              </mrow>
            </msup>
          </mrow>
        </mtd>
      </mtr>
      <mtr>
        <mtd>
          <mrow>
            <mo stretchy="false">⇒</mo>
            <mi/>
            <msub>
              <mfenced open="[" close="]">
                <mrow>
                  <msub>
                    <mi>a</mi>
                    <mo stretchy="false">γ</mo>
                  </msub>
                  <mi/>
                  <mi>,</mi>
                  <mi/>
                  <msubsup>
                    <mi>a</mi>
                    <mo stretchy="false">β</mo>
                    <mo stretchy="false">†</mo>
                  </msubsup>
                </mrow>
              </mfenced>
              <mrow>
                <mrow>
                  <mi/>
                  <mo stretchy="false">∓</mo>
                  <mi/>
                </mrow>
              </mrow>
            </msub>
            <mrow>
              <mi/>
              <mo stretchy="false">=</mo>
              <mi/>
            </mrow>
            <mo stretchy="false">δ</mo>
            <mrow>
              <mo stretchy="false">(</mo>
              <mrow>
                <mo stretchy="false">γ</mo>
                <mi>,</mi>
                <mo stretchy="false">β</mo>
              </mrow>
              <mo stretchy="false">)</mo>
            </mrow>
          </mrow>
        </mtd>
      </mtr>
    </mtable>
    <annotation encoding="StarMath 5.0">left ( 
 a _%igamma ` a _%ibeta ^%Ux2020 ~-+~ a _%ibeta ^%Ux2020 ` a _%igamma 
right ) 
` 
left lline 
 %iphi _{%ialpha _1} ` dotslow ` %iphi _{%ialpha _N} 
right rangle ^{(`+-`)} 
~=~ 
%idelta (%igamma , %ibeta) 
` 
left lline 
 %iphi _{%ialpha _1} ` dotslow ` %iphi _{%ialpha _N} 
right rangle ^{(`+-`)} 

newline 

drarrow~ 
left [ 
 a _%igamma ~,~ a _%ibeta ^%Ux2020 
right ] _{`-+`} 
~=~ %idelta (%igamma , %ibeta)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5T15:18:24.542000000</meta:creation-date>
    <meta:generator>LibreOffice/4.1.4.2$Windows_x86 LibreOffice_project/0a0440ccc0227ad9829de5f46be37cfb6edcf72</meta:generator>
  </office:meta>
</office:document-meta>
</file>